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7, 2022 (03:59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s the numbers 0 to 50.</text:p>
        </text:list-item>
        <text:list-item>
          <text:p text:style-name="P3">Write a program that displays the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a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the user provides an integer within the range, display that number.</text:p>
        </text:list-item>
      </text:list>
      <text:p text:style-name="First_20_paragraph">Here is an example of a possible interaction with the program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an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7T19:59:44Z</meta:creation-date>
    <dc:date>2022-03-17T19:59:44Z</dc:date>
    <meta:user-defined meta:name="date" meta:value-type="string">March  17, 2022 (03:59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